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800000258ED6CDCDF16A11819.png" manifest:media-type="image/png"/>
  <manifest:file-entry manifest:full-path="Pictures/1000000100000BB800000BB8259E38C0E8248A75.png" manifest:media-type="image/png"/>
  <manifest:file-entry manifest:full-path="Pictures/1000000100000FA000000BB8B02BE7F23556D76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solid" svg:stroke-width="0.05cm" svg:stroke-color="#808080" draw:marker-start-width="0.28cm" draw:marker-end-width="0.28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6cm" svg:height="12cm" svg:x="13.7cm" svg:y="0.5cm">
          <draw:image xlink:href="Pictures/1000000100000FA000000BB8B02BE7F23556D763.png" xlink:type="simple" xlink:show="embed" xlink:actuate="onLoad" draw:mime-type="image/png">
            <text:p/>
          </draw:image>
        </draw:frame>
        <draw:frame draw:style-name="gr1" draw:text-style-name="P1" draw:layer="layout" svg:width="12cm" svg:height="12cm" svg:x="0cm" svg:y="0.5cm">
          <draw:image xlink:href="Pictures/1000000100000BB800000BB8259E38C0E8248A75.png" xlink:type="simple" xlink:show="embed" xlink:actuate="onLoad" draw:mime-type="image/png">
            <text:p/>
          </draw:image>
        </draw:frame>
        <draw:frame draw:style-name="gr2" draw:text-style-name="P1" draw:layer="layout" svg:width="3.414cm" svg:height="3.414cm" svg:x="7.386cm" svg:y="5.06cm">
          <draw:image xlink:href="Pictures/100000010000025800000258ED6CDCDF16A1181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9T11:45:10.978199503</meta:creation-date>
    <dc:date>2024-04-09T13:02:25.384011570</dc:date>
    <meta:editing-duration>PT1H6M32S</meta:editing-duration>
    <meta:editing-cycles>3</meta:editing-cycles>
    <meta:generator>LibreOffice/7.3.7.2$Linux_X86_64 LibreOffice_project/30$Build-2</meta:generator>
    <meta:document-statistic meta:object-count="3"/>
  </office:meta>
</office:document-meta>
</file>